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3.39pt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yrin1</text:p>
          </table:table-cell>
          <table:table-cell office:value-type="string" calcext:value-type="string">
            <text:p>moin1</text:p>
          </table:table-cell>
          <table:table-cell office:value-type="string" calcext:value-type="string">
            <text:p>dyin1</text:p>
          </table:table-cell>
          <table:table-cell office:value-type="string" calcext:value-type="string">
            <text:p>yrout1</text:p>
          </table:table-cell>
          <table:table-cell office:value-type="string" calcext:value-type="string">
            <text:p>moout1</text:p>
          </table:table-cell>
          <table:table-cell office:value-type="string" calcext:value-type="string">
            <text:p>dyout1</text:p>
          </table:table-cell>
          <table:table-cell office:value-type="string" calcext:value-type="string">
            <text:p>yrin2</text:p>
          </table:table-cell>
          <table:table-cell office:value-type="string" calcext:value-type="string">
            <text:p>moin2</text:p>
          </table:table-cell>
          <table:table-cell office:value-type="string" calcext:value-type="string">
            <text:p>dyin2</text:p>
          </table:table-cell>
          <table:table-cell office:value-type="string" calcext:value-type="string">
            <text:p>dsup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not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NZALEZ GONZALEZ FELIP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UDAVE RUIZ MA. CAR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ARILLO ORTEGA RUB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ONTAÑEZ CASTRO LEONAR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ZANO DE LA TORRE CAR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SPARZA HERRERA NORM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NZALEZ ALCOCER ALEJAND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Z OCHOA JAIME RAFA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RO TRENTI FERNANDO JORG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b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b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EGON ESPINOZA FRANCISCO JAVIER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bc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bc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A COTA JOSEFIN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bc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bc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PPOLA JOFFROY LUIS AL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TEGA BERNES FERNANDO EUTIM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NO CARDENAS RAFAEL ALEJAND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LDERON CENTENO SEBASTI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AYA LLAMAS JOSE GUILLERM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RO BOARDMAN ERNES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MON VALDES JESUS MA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SA GOVEA MARTHA LET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UEÑAS LLERENAS JESU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EDA SANCHEZ ROGELIO HUMBER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LASCO COELLO MANUE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TES LOPEZ MARIA EL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LAZQUEZ LOPEZ RUBEN FERNAND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DERO MUÑOZ GUSTAVO ENRIQU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LINDO NORIEGA RAM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EZA MELENDEZ FERNAN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Yu Hernández Nora El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MEZ ALVAREZ PABL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CE ISLAS RENE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ÖRING CASAR FEDERIC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f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df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ADOR PEREZ GAVILAN RODOLF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ALVAN RIVAS AND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CHECO RODRIGUEZ RICARDO FID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DRADE QUEZADA HUM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LLARREAL GARCIA LUIS AL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ROYO VIEYRA FRANCISCO AGUST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IMENEZ RUMBO DAVID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ZON ALONSO LAZAR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UIRRE RIVERO ANGEL HELAD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varado García Ante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UADARRAMA MARQUEZ JOSE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RGANZA ESCORZA FRANCISCO XAVIER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h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onve</text:p>
          </table:table-cell>
          <table:table-cell office:value-type="string" calcext:value-type="string">
            <text:p>hgo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URILLO KARAM JESU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edraza Martínez Rober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ENAS JIMENEZ AL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REZ PLAZOLA HECTO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RNANDEZ GARCIA RAMI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LEVNSKY GURWITZ YEIDCKO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ernández González Maurili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UTISTA LOPEZ HECTOR MIGUE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AMIREZ NUÑEZ ULIS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mex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ODOY RANGEL LEONE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aribay García J.Jesú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REOLES CONEJO SILVAN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RTES MENDOZA MARKO ANTON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mi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VERA PEREZ ADRI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mor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IVERA CISNEROS MARTHA LET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mor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AMIREZ GARRIDO ABREU GRAC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JIA GONZALEZ RAUL JOS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NTENEGRO IBARRA GERAR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STELLON FONSECA GUADALUPE FRANCISCO JAVIER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nay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na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IZONDO BARRAGAN FERNAN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rtiz Salinas Luis David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IAZ DELGADO BLANCA JUDITH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NTU SEGOVIA ELOY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UE MONTEAGUDO GABINO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oa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Gómez Nucamendi Ericel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oax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ARA CRUZ SALOMON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LEDO INFANZON ADOLF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RENO VALLE ROSAS RAFA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asso Valencia María del Rosario Let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UILAR CORONADO MARCO HUM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RALES FLORES MELQUIAD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MBORREL SUAREZ GUILLERMO ENRIQUE MARC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VA BOLAÑOS EDUARDO TOM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LZADA ROVIROSA JOSE EDUAR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OAQUIN COLDWELL PED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NCHACA CASTELLANOS LUDIVI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ARCIA ZALVIDEA JOSE LUIS MAXIM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APATA PEROGORDO JOSE ALEJAND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OVEA ARCOS EUGENIO GUADALUP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IMENEZ MACIAS CAR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BASTIDA OCHOA FRANCI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OPEZ VALDEZ MAR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LIX GUERRA HERIBER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DRES ELIAS GUILLERM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rios Gaxiola Emma Lucí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STELO PARADA JAVI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LIAS SERRANO ALFONS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UÑEZ JIMENEZ ARTUR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PEZ HERNANDEZ ROSALIND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ERRERA LEON FRANCI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CRAMENTO GARZA JOSE JULI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LVAN GARZA ALEJAND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OMEZ TUEME AMIRA GRISEL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NCHEZ ANAYA ALFONSO ABRAHAM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ERNANDEZ RAMOS MINERV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EREDO AGUILAR ROSAL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LGADO DANTE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ve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conve</text:p>
          </table:table-cell>
          <table:table-cell office:value-type="string" calcext:value-type="string">
            <text:p>ver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ERVIZ REYEZ ARTUR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ve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ver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 TORIO JU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ZAVALA PENICHE MARIA BEATR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viada Molina Hugo Anton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ODRIGUEZ Y PACHECO ALFRE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TEGA PACHECO IVONNE ARACELLY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ORRES MERCADO TOMA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a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a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JIA HARO ANTONI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a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ac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EJO REYES JOSE ISAB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ac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a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EEL MIRANDA SANTIA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 Conde Ugarte Jai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ARCIA CERVANTES RICARDO FRANCISC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ONZALEZ CARRILLO ADRIA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RTUÑO GURZA MARIA TERES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ÑOZ GUTIERREZ RAM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NZALEZ MORFIN JOS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AL ANGULO AUGUSTO CES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ORRES ORIGEL RICAR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IZ DEL RINCON GABRI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ONSO DIAZ CANEJA A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CEJO MORENO JORGE AND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REEN MACIAS ROSAR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LTRONES RIVERA MANLIO FAB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COBAR Y VEGA ARTUR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RENO URIEGAS MARIA DE LOS ANGE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RTEGA FAJARDO MARIA IRM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hay indicios de que haya jurado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rozco Gómez Javie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NDOZA GARZA JORG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GUNDIS ARIAS FRANCISC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GUILAR GARCIA GABRIE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vem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MIREZ LOPEZ HELADIO EL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EVES DEL OLMO CAR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BARRA DE LA GARZA ROSARI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VARRETE RUIZ CARLO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AYA GUTIERREZ ALBER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OJO E INCHAUSTEGUI MAR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NREAL AVILA RICARD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ALTON ABURTO LUIS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conve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ONZALEZ YAÑEZ ALEJAND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OTELO GARCIA CARLO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ORICHI GARCIA CLAUDIA SOF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rd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OBATO CAMPOS JOSE LUIS</text:p>
          </table:table-cell>
          <table:table-cell office:value-type="string" calcext:value-type="string">
            <text:p>conve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onve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CHOA GUZMAN RAFAEL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zzlista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panal</text:p>
          </table:table-cell>
          <table:table-cell office:value-type="string" calcext:value-type="string">
            <text:p>zzlis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15:42:56.322583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7T11:38:09</meta:creation-date>
    <dc:date>2019-09-12T15:54:26.439405511</dc:date>
    <meta:editing-duration>PT1H50M37S</meta:editing-duration>
    <meta:editing-cycles>23</meta:editing-cycles>
    <meta:generator>LibreOffice/5.1.6.2$Linux_X86_64 LibreOffice_project/10m0$Build-2</meta:generator>
    <meta:document-statistic meta:table-count="3" meta:cell-count="2087" meta:object-count="0"/>
  </office:meta>
</office:document-meta>
</file>